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/>
    </style:style>
    <style:style style:name="gr2" style:family="graphic" style:parent-style-name="standard">
      <style:graphic-properties draw:fill="solid" draw:fill-color="#dc2300" draw:textarea-horizontal-align="justify" draw:textarea-vertical-align="bottom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1" style:family="graphic" style:parent-style-name="standard">
      <style:graphic-properties svg:stroke-width="0.102cm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4.605cm" svg:height="16.51cm" svg:x="0.635cm" svg:y="3.175cm">
          <text:p text:style-name="P1">Internal Web Ser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335cm" svg:height="9.525cm" svg:x="1.27cm" svg:y="8.255cm">
          <text:p text:style-name="P1">Mul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2.54cm" svg:x="9.525cm" svg:y="14.605cm">
          <text:p text:style-name="P1">OrderServi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3.81cm" svg:height="2.54cm" svg:x="9.525cm" svg:y="8.89cm">
          <text:p text:style-name="P1">InventoryServic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layer="layout" svg:width="6.35cm" svg:height="8.255cm" svg:x="16.51cm" svg:y="3.175cm">
          <text:p text:style-name="P1">External Web Server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875cm" svg:y1="0cm" svg:x2="15.875cm" svg:y2="21cm">
          <text:p text:style-name="P4"/>
        </draw:line>
        <draw:line draw:style-name="gr4" draw:text-style-name="P2" draw:layer="layout" svg:x1="23.495cm" svg:y1="0cm" svg:x2="23.495cm" svg:y2="21cm">
          <text:p text:style-name="P4"/>
        </draw:line>
        <draw:custom-shape draw:style-name="gr5" draw:text-style-name="P1" draw:layer="layout" svg:width="1.905cm" svg:height="1.905cm" svg:x="24.13cm" svg:y="2.54cm">
          <text:p text:style-name="P1">Custom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1" draw:layer="layout" svg:width="1.905cm" svg:height="1.905cm" svg:x="25.4cm" svg:y="5.715cm">
          <text:p text:style-name="P1">Customer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6" draw:text-style-name="P2" draw:layer="layout" svg:x1="24.13cm" svg:y1="3.81cm" svg:x2="20.955cm" svg:y2="5.715cm">
          <text:p text:style-name="P4"/>
        </draw:line>
        <draw:line draw:style-name="gr7" draw:text-style-name="P2" draw:layer="layout" svg:x1="25.4cm" svg:y1="6.985cm" svg:x2="21.59cm" svg:y2="7.62cm">
          <text:p text:style-name="P4"/>
        </draw:line>
        <draw:frame draw:style-name="gr8" draw:text-style-name="P3" draw:layer="layout" svg:width="2.54cm" svg:height="1.212cm" svg:x="20.32cm" svg:y="0.71cm">
          <draw:text-box>
            <text:p text:style-name="P3"><text:span text:style-name="T1">DMZ</text:span></text:p>
          </draw:text-box>
        </draw:frame>
        <draw:frame draw:style-name="gr8" draw:text-style-name="P3" draw:layer="layout" svg:width="2.54cm" svg:height="1.212cm" svg:x="12.7cm" svg:y="0.71cm">
          <draw:text-box>
            <text:p text:style-name="P3">VPN</text:p>
          </draw:text-box>
        </draw:frame>
        <draw:frame draw:style-name="gr9" draw:text-style-name="P3" draw:layer="layout" svg:width="3.175cm" svg:height="1.27cm" svg:x="24.825cm" svg:y="0.635cm">
          <draw:text-box>
            <text:p text:style-name="P3"><text:span text:style-name="T1">Internet</text:span></text:p>
          </draw:text-box>
        </draw:frame>
        <draw:custom-shape draw:style-name="gr5" draw:text-style-name="P1" draw:layer="layout" svg:width="1.905cm" svg:height="1.905cm" svg:x="7.62cm" svg:y="0.635cm">
          <text:p text:style-name="P1">Admin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line draw:style-name="gr7" draw:text-style-name="P2" draw:layer="layout" svg:x1="6.985cm" svg:y1="6.35cm" svg:x2="4.445cm" svg:y2="8.89cm">
          <text:p text:style-name="P4"/>
        </draw:line>
        <draw:custom-shape draw:style-name="gr10" draw:text-style-name="P1" draw:layer="layout" svg:width="3.81cm" svg:height="2.54cm" svg:x="17.78cm" svg:y="5.715cm">
          <text:p text:style-name="P1">JSP / HTML Form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1" draw:text-style-name="P2" draw:layer="layout" svg:x1="9.525cm" svg:y1="9.525cm" svg:x2="6.35cm" svg:y2="9.525cm">
          <text:p text:style-name="P4"/>
        </draw:line>
        <draw:line draw:style-name="gr11" draw:text-style-name="P2" draw:layer="layout" svg:x1="9.525cm" svg:y1="15.24cm" svg:x2="6.35cm" svg:y2="15.24cm">
          <text:p text:style-name="P4"/>
        </draw:line>
        <draw:frame draw:style-name="gr12" draw:text-style-name="P1" draw:layer="layout" svg:width="5.08cm" svg:height="2.54cm" svg:x="12.7cm" svg:y="11.43cm">
          <draw:text-box>
            <text:p text:style-name="P1">CXF</text:p>
            <text:p text:style-name="P1">Web Service</text:p>
          </draw:text-box>
        </draw:frame>
        <draw:custom-shape draw:style-name="gr10" draw:text-style-name="P1" draw:layer="layout" svg:width="3.81cm" svg:height="2.54cm" svg:x="6.35cm" svg:y="3.81cm">
          <text:p text:style-name="P1">JSP / HTML Form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2" draw:layer="layout" svg:x1="8.255cm" svg:y1="2.54cm" svg:x2="8.255cm" svg:y2="3.81cm">
          <text:p text:style-name="P4"/>
        </draw:line>
        <draw:custom-shape draw:style-name="gr3" draw:text-style-name="P1" draw:layer="layout" svg:width="3.81cm" svg:height="2.54cm" svg:x="2.54cm" svg:y="8.89cm">
          <text:p text:style-name="P1">DataWarehous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1" draw:layer="layout" svg:width="3.81cm" svg:height="2.54cm" svg:x="2.54cm" svg:y="14.605cm">
          <text:p text:style-name="P1">EmailNotific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7" draw:text-style-name="P2" draw:layer="layout" svg:x1="8.89cm" svg:y1="6.35cm" svg:x2="10.795cm" svg:y2="8.89cm">
          <text:p text:style-name="P4"/>
        </draw:line>
        <draw:line draw:style-name="gr7" draw:text-style-name="P2" draw:layer="layout" svg:x1="17.78cm" svg:y1="7.62cm" svg:x2="13.335cm" svg:y2="9.525cm">
          <text:p text:style-name="P4"/>
        </draw:line>
        <draw:line draw:style-name="gr7" draw:text-style-name="P2" draw:layer="layout" svg:x1="19.05cm" svg:y1="8.255cm" svg:x2="12.7cm" svg:y2="14.605cm">
          <text:p text:style-name="P4"/>
        </draw:line>
        <draw:frame draw:style-name="gr8" draw:text-style-name="P4" draw:layer="layout" svg:width="5.715cm" svg:height="1.195cm" svg:x="5.08cm" svg:y="6.425cm">
          <draw:text-box>
            <text:p text:style-name="P4">Servlet Transport</text:p>
          </draw:text-box>
        </draw:frame>
        <draw:frame draw:style-name="gr12" draw:text-style-name="P1" draw:layer="layout" svg:width="5.08cm" svg:height="2.54cm" svg:x="13.335cm" svg:y="7.62cm">
          <draw:text-box>
            <text:p text:style-name="P1">CXF</text:p>
            <text:p text:style-name="P1">Web Service</text:p>
          </draw:text-box>
        </draw:frame>
        <draw:line draw:style-name="gr7" draw:text-style-name="P2" draw:layer="layout" svg:x1="10.16cm" svg:y1="14.605cm" svg:x2="5.715cm" svg:y2="11.43cm">
          <text:p text:style-name="P4"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Travis Carlson</meta:initial-creator>
    <meta:creation-date>2008-12-04T14:12:37</meta:creation-date>
    <dc:creator>Travis Carlson</dc:creator>
    <dc:date>2008-12-04T16:37:21</dc:date>
    <meta:editing-cycles>9</meta:editing-cycles>
    <meta:editing-duration>PT2H25M37S</meta:editing-duration>
    <meta:user-defined meta:name="Info 1"/>
    <meta:user-defined meta:name="Info 2"/>
    <meta:user-defined meta:name="Info 3"/>
    <meta:user-defined meta:name="Info 4"/>
    <meta:document-statistic meta:object-count="53"/>
  </office:meta>
</office:document-meta>
</file>